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think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RethinkDB</text:p>
          </table:table-cell>
          <table:covered-table-cell table:number-columns-repeated="5" table:style-name="ce21"/>
          <table:table-cell table:style-name="ce54" table:formula="of:=SUM([.G8:.G137])" office:value-type="float" office:value="2.38856112" calcext:value-type="float">
            <text:p>2.39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75" calcext:value-type="float">
              <text:p>3.75</text:p>
            </table:table-cell>
            <table:table-cell table:style-name="ce25" table:formula="of:=[.F8]*[.E8]" office:value-type="float" office:value="1.249875" calcext:value-type="float">
              <text:p>1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&lt;=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1]*[.E11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lt;=1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22]*[.E22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2.6664" calcext:value-type="float">
              <text:p>2.67</text:p>
            </table:table-cell>
            <table:table-cell table:style-name="ce25" table:formula="of:=[.F56]*[.E56]" office:value-type="float" office:value="0.88871112" calcext:value-type="float">
              <text:p>0.89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&lt;2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70]*[.E70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100-5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0.75" calcext:value-type="float">
              <text:p>0.75</text:p>
            </table:table-cell>
            <table:table-cell table:style-name="ce25" table:formula="of:=[.F94]*[.E94]" office:value-type="float" office:value="0.249975" calcext:value-type="float">
              <text:p>0.25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2000-4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97]*[.E97]" office:value-type="float" office:value="0.75" calcext:value-type="float">
                <text:p>0.75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Longitud en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/>
              <table:table-cell table:style-name="ce42" table:number-columns-repeated="4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 style:data-style-name="N2" text:time-value="13:11:54.765414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7T13:14:33.064906024</dc:date>
    <meta:print-date>2005-07-25T11:10:23</meta:print-date>
    <dc:language>en-US</dc:language>
    <meta:editing-cycles>171</meta:editing-cycles>
    <meta:editing-duration>PT7H52M16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